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cationProceedingJoinPointTests.testCanGetStaticPartFrom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InvocationProceedingJoinPointTests.testCanGetMethodSignatureFromJoin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ethodInvocationProceedingJoinPointTests.testingBindingWith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Tests.testingBindingWithProceeding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Tests.toShortAndLongStringFormedCorrect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ethodInvocationProceedingJoinPointTests.testCanGetSourceLocationFrom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